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font-style-asian="normal" style:font-style-complex="normal"/>
    </style:style>
    <style:style style:name="P3" style:family="paragraph" style:parent-style-name="List_20_Heading">
      <style:paragraph-properties fo:margin-left="0in" fo:margin-right="0in" fo:margin-top="0in" fo:margin-bottom="0in" fo:orphans="2" fo:widows="2" fo:text-indent="0in" style:auto-text-indent="false" fo:padding="0in" fo:border="none"/>
    </style:style>
    <style:style style:name="P4" style:family="paragraph" style:parent-style-name="List_20_Contents">
      <style:paragraph-properties fo:margin-left="0in" fo:margin-right="0in" fo:margin-top="0in" fo:margin-bottom="0in" fo:orphans="2" fo:widows="2" fo:text-indent="0in" style:auto-text-indent="false" fo:padding="0in" fo:border="none"/>
      <style:text-properties fo:font-variant="normal" fo:text-transform="none" fo:color="#000000" style:font-name="Verdana" fo:font-size="12pt" fo:letter-spacing="normal" fo:font-style="normal" fo:font-weight="normal"/>
    </style:style>
    <style:style style:name="P5" style:family="paragraph" style:parent-style-name="List_20_Contents">
      <style:paragraph-properties fo:margin-left="0in" fo:margin-right="0in" fo:margin-top="0in" fo:margin-bottom="0in" fo:orphans="2" fo:widows="2" fo:text-indent="0in" style:auto-text-indent="false" fo:padding="0in" fo:border="non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fo:font-variant="normal" fo:text-transform="none" fo:color="#000000" style:font-name="Verdana" fo:font-size="12pt" fo:letter-spacing="normal" fo:font-style="normal" style:text-underline-style="solid" style:text-underline-width="auto" style:text-underline-color="font-color" fo:font-weight="normal"/>
    </style:style>
    <style:style style:name="T5" style:family="text">
      <style:text-properties fo:font-variant="normal" fo:text-transform="none" fo:color="#000000" style:font-name="Verdana" fo:font-size="12pt" fo:letter-spacing="normal" fo:font-style="normal" fo:font-weight="normal"/>
    </style:style>
    <style:style style:name="T6" style:family="text">
      <style:text-properties fo:font-variant="normal" fo:text-transform="none" fo:color="#999999" style:text-line-through-style="none" style:font-name="Verdana" fo:font-size="9pt" fo:letter-spacing="normal" fo:font-style="normal" style:text-underline-style="none" fo:font-weight="normal" style:text-blinking="false"/>
    </style:style>
    <style:style style:name="T7" style:family="text">
      <style:text-properties fo:font-variant="normal" fo:text-transform="none" fo:color="#999999" style:font-name="Verdana" fo:font-size="9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Standard"/>
      <text:p text:style-name="Standard">The capitain held up a hand. <text:line-break/>No. No closer please. You may wile other witless ones out of their wares- but not me. His respirator hissed as he spoke. She inhailed slowly through her nose. </text:p>
      <text:p text:style-name="Standard"/>
      <text:p text:style-name="Standard">"You will let me see them, no?" Her voice like crashing thunder and tinkling glass, soprano and bass notes all at once. Power and pleasure and deva. <text:s/>The captain shook. Was she breaking him asked Marin to herself? <text:line-break/> </text:p>
      <text:p text:style-name="Standard">He was still wearing his helmet, and so was the crew. He leaned his head forward in assent and the huge form walked slowly, sweaying delicoiusly as everyone watched. </text:p>
      <text:p text:style-name="Standard"/>
      <text:p text:style-name="Standard">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Standard"/>
      <text:p text:style-name="Standard">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Standard"/>
      <text:p text:style-name="Standard">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ext:soft-pag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Standard"/>
      <text:p text:style-name="Standard">Captain warned off his men. There was no use. She'd already exposed him. </text:p>
      <text:p text:style-name="Standard"/>
      <text:p text:style-name="Standard">"I'll take this one as well " she intoned delightfully. And dropped the leathered raider to the ground, stunned. The captain shook his head but aquiested. Baba yaga walked toward Marin with a delebortate and intense stare. </text:p>
      <text:p text:style-name="Standard"/>
      <text:p text:style-name="Standard">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Standard"/>
      <text:p text:style-name="Standard">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Standard"/>
      <text:p text:style-name="Standard">She could feel her body react to the intensity of the flesh before her. Something <text:span text:style-name="T1">steamed</text:span><text:span text:style-name="T2"> invisable from the skin and breath. Intoxicating and inviting it called to her to submit and open up. Marin was embarased to feel herself become arroused. </text:span></text:p>
      <text:p text:style-name="P1"/>
      <text:p text:style-name="P1">"what are you doing?" asked Marin, but only in her mind. She expected no reply, the Baba couldn't really be behind inside her mind could she? </text:p>
      <text:p text:style-name="P1"/>
      <text:p text:style-name="P1">A deep gasp, and then a drawn out <text:s/>"ohhhhhh. He was right. You are something, unique. Do you mind if I come in? "<text:line-break/><text:line-break/>"I'd rather you not" </text:p>
      <text:p text:style-name="P1"/>
      <text:p text:style-name="P1">Marins cheeks flushed. She tried to get her feelings undercontrol. She begain to whisper a hymn. <text:line-break/><text:line-break/>"But I insist. If we're to work together- then I have to know what you're capable of. And what you....like." </text:p>
      <text:p text:style-name="P1"/>
      <text:p text:style-name="P1">Marin knew instinctually that trust could not be given- only earned. She walled herself and then was no longer standing in the grey rough carved bay of the asteroid. </text:p>
      <text:p text:style-name="P1"/>
      <text:p text:style-name="P1">A green field with blue sky- like her home. Perfect agricultural land with dark black soil so rich each shovel full was a treasure. And wiggling her petite perfect toes into the sod stood baba yaga. </text:p>
      <text:p text:style-name="P1"/>
      <text:p text:style-name="P1">"This is lovely child. Take me inside- " and the woman gestured to a fine log cabin and fields behind. </text:p>
      <text:p text:style-name="P1"/>
      <text:p text:style-name="Standard"><text:span text:style-name="T2">"Who's our guest?" asked a strapping man that stepped onto the porch as Baba Yaga strode further towards the house. It was Derek. From home. The man who was to be her husband. Her dream, </text:span><text:soft-page-break/><text:span text:style-name="T2">before it all went wrong. Behind him the open cabin. He wore the rough plaid that marked him as an honest man. Marin recognized the familiar day dream she'd had for all her youth. And she knew that she must not let Baba Yaga in that house. </text:span></text:p>
      <text:p text:style-name="P1"/>
      <text:p text:style-name="P1">"Go back inside dear. Our guest is leaving. She's made a mistake in comming here. She's asking to come where she wasn't invited." </text:p>
      <text:p text:style-name="P1"/>
      <text:p text:style-name="P1">The Yaga's eyes illuminated brightly at the offense thrown her way. A cat's eyes lined with glowing pulse... playful and excited at the first indications of a game. </text:p>
      <text:p text:style-name="P1"/>
      <text:p text:style-name="P1">"Are ya sure honey? We've got plenty of dinner and a nice seat by the fire. Sure would be nice to jaw a bit." he siad. </text:p>
      <text:p text:style-name="P1"/>
      <text:p text:style-name="P1">"so wholesomely, entirely without guile. " intoned Baba Yaga in the deep notes of the organ of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1"/>
      <text:p text:style-name="P1">"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1"/>
      <text:p text:style-name="P1">She and Baba Yaga stood where they had always been. </text:p>
      <text:p text:style-name="P1"/>
      <text:p text:style-name="P1">"Oh you are a titan my dear. You and I will dance for sometime. And when I am finished with you- all the stars will dive from the heavens to be near you." </text:p>
      <text:p text:style-name="P1"/>
      <text:p text:style-name="P1">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1"/>
      <text:p text:style-name="P1">"To the dealings captain"<text:line-break/><text:line-break/>"To the dealings" </text:p>
      <text:p text:style-name="P1"/>
      <text:p text:style-name="P1">With their attention elsewhere Marin could focus on herself. </text:p>
      <text:p text:style-name="P1"/>
      <text:p text:style-name="P1">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1"/>
      <text:p text:style-name="P1">She gasped. Her memories came to her.</text:p>
      <text:p text:style-name="P1"/>
      <text:p text:style-name="Standard"><text:span text:style-name="T2">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text:span><text:soft-page-break/><text:span text:style-name="T2">enforce them, and no husband to save herself for. She was adrift. </text:span></text:p>
      <text:p text:style-name="P1"/>
      <text:p text:style-name="P1">"We have a deal then capitan." It was Baba Yaga. Marin looked at her, magnetic and powerful and in control of whatever happened to her.</text:p>
      <text:p text:style-name="P1"/>
      <text:p text:style-name="P1">"Won't you and your crew come inside? Have some refreshments, sample the pleasures?" </text:p>
      <text:p text:style-name="P1"/>
      <text:p text:style-name="P1">"I never mix business and pleasure Baba Yaga" he shook her hand and a huge sheaf of dutch crater notes exchanged hands. </text:p>
      <text:p text:style-name="P1"/>
      <text:p text:style-name="P1">With the handshake She drew him in close, and pressed a kiss onto the facemask of his helmet. </text:p>
      <text:p text:style-name="P1"/>
      <text:p text:style-name="P1">"Come. See. Me. Again" </text:p>
      <text:p text:style-name="P1"/>
      <text:p text:style-name="P1">His head shook and then handed Baba Yaga the controls to the electric collars that were around each of the slaves necks. </text:p>
      <text:p text:style-name="P1"/>
      <text:p text:style-name="P1">The raider ship was closing up. The lost raider didn't even blink, collar or not he strode behind Baba yaga. </text:p>
      <text:p text:style-name="P1"/>
      <text:p text:style-name="P1">Marin got in line behind him. She wanted desperatley to be back in the cabin, with her dream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1"><text:soft-page-break/></text:p>
      <text:p text:style-name="P1">Marin realised for the first time that she was hungry. The spicy aroma of a sharp sweet soup, coconut and capsin spice like the wind on hot desert sand. Her stomach gurgled. </text:p>
      <text:p text:style-name="P1"/>
      <text:p text:style-name="P1">"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1"/>
      <text:p text:style-name="P1">"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1"/>
      <text:p text:style-name="P1">"This is Kaow Chen" said Baba Yaga. Tell him your birthday and your favorite thing to eat so he can make it for you- and so no one's day is forgotten and we all get to eat cake more often!" </text:p>
      <text:p text:style-name="P1"/>
      <text:p text:style-name="P1">Kaow Chen smiled. His eyes black like a morners crushed velvet. </text:p>
      <text:p text:style-name="P1"/>
      <text:p text:style-name="P1">"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1"/>
      <text:p text:style-name="P1">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1"/>
      <text:p text:style-name="P1">"Please everyone go now and put on your new uniforms. Madame, I will call you when dinner is served. Until then I am sure you have much to attend to"</text:p>
      <text:p text:style-name="P1"/>
      <text:p text:style-name="P1">Baba Yaga nodded and with that she was gone. </text:p>
      <text:p text:style-name="P1"/>
      <text:p text:style-name="P1">Kaow Chen watched her leave and sighed. His new lao bong accent made him almost chant the worlds he spoke in english. "a box is defined not by walls or floors but by the treasure it holds."</text:p>
      <text:p text:style-name="P1">He lingered for a moment then pointed them all down a set of narrow hallways at the other end of the galley. </text:p>
      <text:p text:style-name="P1"/>
      <text:p text:style-name="P1">"This way this way" spoke a little waitress in a pink traditonal servers top and black slacks and spats. Her hands were so delecate Marin though they must have never touched dirt in her lifetime. </text:p>
      <text:p text:style-name="P1"/>
      <text:p text:style-name="P1">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1"/>
      <text:p text:style-name="P1">Marin walked to the kitchen space and was greeted by <text:s/>Kaow Chen's smiling face. He nodded to her and motioned to a chair. "Marin, <text:s/>birthday 30<text:span text:style-name="T3">th</text:span> November. Favorite food conutry style home bread with honey, pot roast and garlic potatoes. Garden salad and blackberry cobbler." <text:line-break/><text:soft-pag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1"/>
      <text:p text:style-name="P1">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1"/>
      <text:p text:style-name="P1">"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1"/>
      <text:p text:style-name="P1">"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1"/>
      <text:p text:style-name="P1">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1"/>
      <text:p text:style-name="P1">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1"/>
      <text:p text:style-name="P1">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1"/>
      <text:p text:style-name="P1">"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1">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text:soft-page-break/>and walked where the arrow pointed. </text:p>
      <text:p text:style-name="P1"/>
      <text:p text:style-name="P1">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1"/>
      <text:p text:style-name="P1">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1"/>
      <text:p text:style-name="P1">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1"/>
      <text:p text:style-name="P1">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1"/>
      <text:p text:style-name="P1">"It's beautiful isn't it." Said a man next to her. She looked over stuned to see a man who wasn't in the prime of youth and beauty. He wore a crisp black suit and a devilish grin. </text:p>
      <text:p text:style-name="P1"/>
      <text:p text:style-name="P1">"It is- " She replied. "Sorry to disturb you" and turned to follow the arrow on her card. <text:line-break/><text:line-break/>"No don't go so quickly. It isn't every day I have someone so polite to bore wiht my architechture and history lessons."</text:p>
      <text:p text:style-name="P1"/>
      <text:p text:style-name="P1">Marin turned back to the man but stood a ways off. </text:p>
      <text:p text:style-name="P1"/>
      <text:p text:style-name="P1">"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1"/>
      <text:p text:style-name="P1">"You work here? </text:p>
      <text:p text:style-name="P1"/>
      <text:p text:style-name="P1">"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text:soft-page-break/>network of cutouts and " he stopped and sipped a small coffee "tunnels through out, you'll get to know them too I suspect."</text:p>
      <text:p text:style-name="P1"/>
      <text:p text:style-name="P1">"What are the all for?" </text:p>
      <text:p text:style-name="P1"/>
      <text:p text:style-name="P1">"This place is one of the best show's on earth when it lights up- you wait til tonight. All that equipment has to go somewhere. That and all the villas and appartments and private rooms and clubs- no one likes to leave the party. Some never do. " </text:p>
      <text:p text:style-name="P1"/>
      <text:p text:style-name="P1">marin looked down at her sushi delivery. The box was cold still, she suspected it was refrigerated. </text:p>
      <text:p text:style-name="P1"/>
      <text:p text:style-name="P1">"How do we get out of here?" Asked Marin</text:p>
      <text:p text:style-name="P1"/>
      <text:p text:style-name="P1">"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1"/>
      <text:p text:style-name="P1">She took one last look at the huge expanse of stars beyond the trees and thought (NAME OF hyper intelegent KID) showing her the stars back in the pig feeding room. It could not have seemed more far away. </text:p>
      <text:p text:style-name="P1"/>
      <text:p text:style-name="P1">She wandered further up the stairs and was now at an enourmous pent house. The arrows pointed in and she went to the door. <text:line-break/></text:p>
      <text:p text:style-name="P1">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1"/>
      <text:p text:style-name="P1">"What do you think of the possiblities my dear?" Said Baba Yaga from an enourmous desk of obsidian stone. Black as the hair on her head and etched with faint red engravings. </text:p>
      <text:p text:style-name="P1"/>
      <text:p text:style-name="P1">"This place offends god. But god left me to die on the agricultural slug. God answered none of my prayers." Marin was suprised at her openness she realized who she was talking to. She opted to move to the attack. </text:p>
      <text:p text:style-name="P1"/>
      <text:p text:style-name="P1">"What are you" asked Marin </text:p>
      <text:p text:style-name="P1"/>
      <text:p text:style-name="P1">"I am the Baba Yaga. I've been here since the tree was young. I have been tending it, watching it grow. Letting many like yourself flourish under its shade." </text:p>
      <text:p text:style-name="P1"/>
      <text:p text:style-name="P1">"What do you want from me? Why am I here?" </text:p>
      <text:p text:style-name="P1"/>
      <text:p text:style-name="P1"><text:s/>"What do you have to give?" Baba yaga smiled. </text:p>
      <text:p text:style-name="P1"><text:line-break/>Marin did not smile back, and felt the question rattle inside her. It was not a kind statement to make. She sensed that if she wasn't careful Baba Yaga would take everything she had. </text:p>
      <text:p text:style-name="P1"/>
      <text:p text:style-name="P1">"The answer is simple. You are a slave. This was not your reality days, months, weeks ago. I do not know your history. But I do know your future. Please sit. "</text:p>
      <text:p text:style-name="P1"/>
      <text:p text:style-name="P1"><text:soft-page-break/>She gestured to a corner of the desk near to her. Marin approached. </text:p>
      <text:p text:style-name="P1"><text:line-break/>"May I have that" Marin handed the serving platter to the titan of a woman. She handed back the piece of chocolate cake. </text:p>
      <text:p text:style-name="P1"><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1"/>
      <text:p text:style-name="P1">"Please sit on that corner of the desk and relax. Eat your cake." Marin did so.</text:p>
      <text:p text:style-name="P1"/>
      <text:p text:style-name="P1">"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1"/>
      <text:p text:style-name="P1">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1"/>
      <text:p text:style-name="P1">"Servatude and corruption." Marin said</text:p>
      <text:p text:style-name="P1"/>
      <text:p text:style-name="P1">"Oppourtinty and power." said Baba Yaga. "You know nothing of the possiblities here."</text:p>
      <text:p text:style-name="P1"/>
      <text:p text:style-name="P1">"Perhaps, you need a new set of eyes." And with that the Yaga's eyes changed from the deep and royal purple to crimson red and then to green. She poured purfume from her breath. Marin felt herself instantly drawn, warmed, and excited by the scent in the air. </text:p>
      <text:p text:style-name="P1"/>
      <text:p text:style-name="P1">"I cannot make you come. You can only come willingly. To break you would ruin the spark of creativity and intelegence that will be your bastion of hope. Hope is life. Without it you willnot endure." </text:p>
      <text:p text:style-name="P1"/>
      <text:p text:style-name="P1">"come where" <text:line-break/><text:line-break/>"To see the possiblities." </text:p>
      <text:p text:style-name="P1"/>
      <text:p text:style-name="P1">"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1"/>
      <text:p text:style-name="P1">Marin took the first bite of cake. Baba Yaga smiled. "That's it, enjoy."</text:p>
      <text:p text:style-name="P1"/>
      <text:p text:style-name="P1">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1"/>
      <text:p text:style-name="P1">She felt vastly embarassed. But even that was becoming overwhelmed with the flow of fire from <text:soft-page-break/>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1"/>
      <text:p text:style-name="P1">Marin looked over the dome- it was gorgous. Everything seemed accentuated, even the sensation of light entering her eyes was pleasureable. </text:p>
      <text:p text:style-name="P1"/>
      <text:p text:style-name="P1">"How do you feel?" </text:p>
      <text:p text:style-name="P1"/>
      <text:p text:style-name="P1">"in danger" </text:p>
      <text:p text:style-name="P1"/>
      <text:p text:style-name="P1">"impressive. Not even I knew that." </text:p>
      <text:p text:style-name="P1"/>
      <text:p text:style-name="P1">The moments crept on like months. Marin swallowed, even the sensations of saliva dripping down her tongue and through her throat were enticing. </text:p>
      <text:p text:style-name="P1"/>
      <text:p text:style-name="P1">"Well this is certainly a new record. You are something s p e c i a l. Said the Yaga and she moved closer to Marin. </text:p>
      <text:p text:style-name="P1"/>
      <text:p text:style-name="P1">"No please" said Marin with effort. "No closer"</text:p>
      <text:p text:style-name="P1"/>
      <text:p text:style-name="P1">The yaga halted. "You are sure?" </text:p>
      <text:p text:style-name="P1"/>
      <text:p text:style-name="P1">"You said I cannot make me come. I have to come willingly. And I do not want to go." <text:line-break/><text:line-break/>"Amazing." </text:p>
      <text:p text:style-name="P1"/>
      <text:p text:style-name="P1">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1"/>
      <text:p text:style-name="P1">Baba Yaga drew a vial from a chain at her breast- </text:p>
      <text:p text:style-name="P1"/>
      <text:p text:style-name="P1">"Drink this-"</text:p>
      <text:p text:style-name="P1"/>
      <text:p text:style-name="P1">What is it? Marin made a rocking motion as she spoke, instictive and fetal. </text:p>
      <text:p text:style-name="P1"/>
      <text:p text:style-name="P1">An antidote of sorts but I cannot say I envy you the next 24 hours. </text:p>
      <text:p text:style-name="P1"/>
      <text:p text:style-name="P1">"how do I know you aren't lying to me again?"</text:p>
      <text:p text:style-name="P1"/>
      <text:p text:style-name="P1">" I have not yet begun to lie child. You see only what your conventions allow you. I would show you everything, but you resist. Behave and the keys to this gilded cage can be yours"</text:p>
      <text:p text:style-name="P1"/>
      <text:p text:style-name="P1">"Freedom?" <text:line-break/><text:line-break/>"I may never tell you another truth beyond this one. But this one is for free. There is no freedom. <text:soft-page-break/>Only different masters. Some are lucky enough to be masters to themselves, but that does not make the part of us we rule any more free. " </text:p>
      <text:p text:style-name="P1"/>
      <text:p text:style-name="P1">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1"/>
      <text:p text:style-name="P1">"It isn't pleasant is it?" baba yaga stepped away from Marin. Baba Yaga over looked the wide expanse of the treetop. </text:p>
      <text:p text:style-name="P1"/>
      <text:p text:style-name="P1">"Leave now. Go learn your lessons the hard way. When you are tired of pain, return to me and learn of pleasure." </text:p>
      <text:p text:style-name="P1"/>
      <text:p text:style-name="P1">What has to happen? <text:line-break/>Baba yaga has to lie- to manipulate to break Marin. </text:p>
      <text:p text:style-name="P1">How does she do that? </text:p>
      <text:p text:style-name="P1">Sultry embrace- </text:p>
      <text:p text:style-name="P1">This feels so harsh. Well try try again</text:p>
      <text:p text:style-name="P1">There is no god. <text:line-break/></text:p>
      <text:p text:style-name="P1">Marin is against it. Lure her in with The man Give her what she wants. </text:p>
      <text:p text:style-name="P1"/>
      <text:p text:style-name="P1">Hooked on the drug. </text:p>
      <text:p text:style-name="P1">Hypnotized </text:p>
      <text:p text:style-name="P1">Accustomed</text:p>
      <text:p text:style-name="P1">Wedding- </text:p>
      <text:p text:style-name="P1">shame broken by the drug</text:p>
      <text:p text:style-name="P1">so heavy handed- do we have to have god in this? Yeah I think so given the current situation and your whole world with it. <text:line-break/></text:p>
      <text:p text:style-name="P1">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1"/>
      <text:p text:style-name="P1">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1"/>
      <text:p text:style-name="P1">"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mess and it was gone in an instant. The soil and grass smell remained. Nothing she could do here would sully it's perfection.</text:p>
      <text:p text:style-name="P1"><text:soft-page-break/></text:p>
      <text:p text:style-name="P1">Time was vauge now. Had it been minutes or days? She lay in a shaking mass- sweat and fever and aching hell. </text:p>
      <text:p text:style-name="P1"/>
      <text:p text:style-name="P1">Passed from light to dark and waking to nightmare marin came to the sea of grass again. A presence was in the room wiht her. A man. Her man. </text:p>
      <text:p text:style-name="P1"/>
      <text:p text:style-name="P1">"Derek(Fuck is this dudes name?) " said softly sickly</text:p>
      <text:p text:style-name="P1"/>
      <text:p text:style-name="P1">"Marin, come with me."<text:line-break/><text:line-break/>He leaned and she could feel his chest against her side and his strong arms under her back and neck. </text:p>
      <text:p text:style-name="P1">She seemed to float and for a moment in his warm embrace the fever lessened. </text:p>
      <text:p text:style-name="P1"/>
      <text:p text:style-name="P1">"I thought you were Dead or left with the first raiders?" </text:p>
      <text:p text:style-name="P1"/>
      <text:p text:style-name="P1">"Well I'm here with you now."</text:p>
      <text:p text:style-name="P1"/>
      <text:p text:style-name="P1">"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1"/>
      <text:p text:style-name="P1">He lavered cold water from a basin over a wash clothe and towled her head. </text:p>
      <text:p text:style-name="P1"/>
      <text:p text:style-name="P1">"you're so hot- close your eyes now and try to sleep." <text:line-break/><text:line-break/>She faded into nightmares and noiseless screams. </text:p>
      <text:p text:style-name="P1"/>
      <text:p text:style-name="P1">His boots woke her. The sound grated on her brain. A whimper from her lips. </text:p>
      <text:p text:style-name="P1"/>
      <text:p text:style-name="P1">"Stop moving"<text:line-break/><text:line-break/>"I cannot lie still my skin is fire."<text:line-break/><text:line-break/>She writhed and held the bedsheets like drowning man holds a rope. There was nothing there to save her. </text:p>
      <text:p text:style-name="P1"/>
      <text:p text:style-name="P1"><text:s/>He held her but his touch was like flaying knives</text:p>
      <text:p text:style-name="P1"/>
      <text:p text:style-name="P1">"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1"/>
      <text:p text:style-name="P1">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1"><text:soft-page-break/>When he came back she recognized the old town doctor. He'd helped her mother with every child she'd ever had, and every sickness. She could taste the purple medicine he gave her when she'd had ruhmatic fever. </text:p>
      <text:p text:style-name="P1"/>
      <text:p text:style-name="P1">Doctor bag on the table beside her </text:p>
      <text:p text:style-name="P1"/>
      <text:p text:style-name="P1">"Not feeling to well are we? Let me look at you girl-" most of the doctors movements were slow. Tandem movement animated each of his hands and he smelled of old leather. She obeyed woodenly to his questions. </text:p>
      <text:p text:style-name="P1"/>
      <text:p text:style-name="P1">Open your eyes he peered lighting into her open eyesockets. </text:p>
      <text:p text:style-name="P1"/>
      <text:p text:style-name="P1">"Just as I suspected." A backward glance at Derek. A knowing look between them. She felt like a child that was being talked about</text:p>
      <text:p text:style-name="P1"/>
      <text:p text:style-name="P1">"I'm here you can talk to me."</text:p>
      <text:p text:style-name="P1"/>
      <text:p text:style-name="P1">"I know I can. The fever is just badly set in you. Water enough in your organs to keep you alive for two days. Problem is, and he shifted on the bed, you'll be cooked by the third day when the fever breaks. </text:p>
      <text:p text:style-name="P1"/>
      <text:p text:style-name="P1">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1"/>
      <text:p text:style-name="Standard"><text:span text:style-name="T2">"I'll leave it here and you and your husband can discuss it." <text:line-break/><text:line-break/>Remember the lord himself broke fevers. <text:line-break/><text:line-break/></text:span><text:a xlink:type="simple" xlink:href="https://www.kingjamesbibleonline.org/Matthew-8-14/" text:style-name="Internet_20_link" text:visited-style-name="Visited_20_Internet_20_Link"><text:span text:style-name="Strong_20_Emphasis"><text:span text:style-name="T4">Matthew 8:14</text:span></text:span></text:a><text:span text:style-name="Strong_20_Emphasis"><text:span text:style-name="T5"> </text:span></text:span><text:span text:style-name="T7">| </text:span><text:a xlink:type="simple" xlink:href="https://www.kingjamesbibleonline.org/Matthew-Chapter-8/#14" text:style-name="Internet_20_link" text:visited-style-name="Visited_20_Internet_20_Link"><text:span text:style-name="T6">View whole chapter</text:span></text:a><text:span text:style-name="T7"> | </text:span><text:a xlink:type="simple" xlink:href="https://www.kingjamesbibleonline.org/Matthew-8-12_8-15/" text:style-name="Internet_20_link" text:visited-style-name="Visited_20_Internet_20_Link"><text:span text:style-name="T6">See verse in context</text:span></text:a></text:p>
      <text:p text:style-name="P4">And when Jesus was come into Peter's house, he saw his wife's mother laid, and sick of a fever.</text:p>
      <text:p text:style-name="P3"><text:a xlink:type="simple" xlink:href="https://www.kingjamesbibleonline.org/Matthew-8-15/" text:style-name="Internet_20_link" text:visited-style-name="Visited_20_Internet_20_Link"><text:span text:style-name="Strong_20_Emphasis"><text:span text:style-name="T4">Matthew 8:15</text:span></text:span></text:a><text:span text:style-name="Strong_20_Emphasis"><text:span text:style-name="T5"> </text:span></text:span><text:span text:style-name="T7">| </text:span><text:a xlink:type="simple" xlink:href="https://www.kingjamesbibleonline.org/Matthew-Chapter-8/#15" text:style-name="Internet_20_link" text:visited-style-name="Visited_20_Internet_20_Link"><text:span text:style-name="T6">View whole chapter</text:span></text:a><text:span text:style-name="T7"> | </text:span><text:a xlink:type="simple" xlink:href="https://www.kingjamesbibleonline.org/Matthew-8-13_8-16/" text:style-name="Internet_20_link" text:visited-style-name="Visited_20_Internet_20_Link"><text:span text:style-name="T6">See verse in context</text:span></text:a></text:p>
      <text:p text:style-name="P5"><text:span text:style-name="T5">And he touched her hand, and the fever left her: and she arose, and ministered unto them.</text:span> </text:p>
      <text:p text:style-name="P1"/>
      <text:p text:style-name="P1">He pulled the nez pierce from his nose and his eyes seemed smaller in their sockets. </text:p>
      <text:p text:style-name="P1">"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1"/>
      <text:p text:style-name="P1">Faintly breathing she woke again. She felt stinking but noticed her body was shivering sweat but did not smell. Blindly fevered she called for Derek. </text:p>
      <text:p text:style-name="P1"/>
      <text:p text:style-name="P1">Derek!</text:p>
      <text:p text:style-name="P1"><text:soft-page-break/></text:p>
      <text:p text:style-name="P1">"I'm here, I've been here." The reasuring squeeze of his hand brought her back from the land of her nightmares where evil things stood sentenal over her. <text:line-break/><text:line-break/>"You should take your medicine." </text:p>
      <text:p text:style-name="P1"/>
      <text:p text:style-name="P1">"Oh I am scared Derek I don't feel that medicine is good." </text:p>
      <text:p text:style-name="P1"/>
      <text:p text:style-name="P1">"Of course it''s good it came off the trader ship last month." He held her hand the tighter and smiled his reasuring smile. "It will get you right. Just a spoon full." </text:p>
      <text:p text:style-name="P1"/>
      <text:p text:style-name="P1">"No I'll wait can I have some water?" <text:line-break/><text:line-break/>Of course </text:p>
      <text:p text:style-name="P1"/>
      <text:p text:style-name="P1"/>
      <text:p text:style-name="P1"><text:line-break/></text:p>
      <text:p text:style-name="P1"><text:line-break/><text:line-break/> <text:line-break/><text:line-break/>(I HATE MODELS WAREWOLF DISCO CLUB) </text:p>
      <text:p text:style-name="P1"/>
      <text:p text:style-name="P1">I know i've done terrible things. But I cannot remember them. And I am becoming lulled into a false sense of security that I am a good man, which I know I am not. I am a good man, just untethered from my values? </text:p>
      <text:p text:style-name="P1"/>
      <text:p text:style-name="P1"><text:line-break/><text:lin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H23M10S</meta:editing-duration>
    <meta:editing-cycles>33</meta:editing-cycles>
    <meta:generator>OpenOffice/4.1.11$Win32 OpenOffice.org_project/4111m1$Build-9808</meta:generator>
    <dc:date>2022-07-07T11:37:35.66</dc:date>
    <dc:creator>Blake Stanger</dc:creator>
    <meta:document-statistic meta:table-count="0" meta:image-count="0" meta:object-count="0" meta:page-count="15" meta:paragraph-count="189" meta:word-count="7024" meta:character-count="38266"/>
    <meta:user-defined meta:name="Info 1"/>
    <meta:user-defined meta:name="Info 2"/>
    <meta:user-defined meta:name="Info 3"/>
    <meta:user-defined meta:name="Info 4"/>
  </office:meta>
</office:document-meta>
</file>